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0000002009AFD43254709F1FD.png" manifest:media-type="image/png"/>
  <manifest:file-entry manifest:full-path="Pictures/10000000000000760000007698470B917C1EAA6C.png" manifest:media-type="image/png"/>
  <manifest:file-entry manifest:full-path="Pictures/1000000000000066000000664C6EE096C7F1EBE5.jpg" manifest:media-type="image/jpeg"/>
  <manifest:file-entry manifest:full-path="Pictures/10000000000000660000006630A489D2EDA603C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b3b3b3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22cm"/>
    </style:style>
    <style:style style:name="gr6" style:family="graphic" style:parent-style-name="objectwithoutfill">
      <style:graphic-properties draw:stroke="dash" draw:stroke-dash="Dashed_20__28_var_29_" svg:stroke-color="#999999"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text-properties style:font-name="Courier New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938cm" svg:y1="1.27cm" svg:x2="7.938cm" svg:y2="19.05cm">
          <text:p/>
        </draw:line>
        <draw:line draw:style-name="gr1" draw:text-style-name="P1" draw:layer="layout" svg:x1="15.748cm" svg:y1="1.27cm" svg:x2="15.748cm" svg:y2="19.05cm">
          <text:p/>
        </draw:line>
        <draw:frame draw:style-name="gr2" draw:text-style-name="P3" draw:layer="layout" svg:width="7.02cm" svg:height="0.971cm" svg:x="0.918cm" svg:y="1.101cm">
          <draw:text-box>
            <text:p text:style-name="P2"><text:span text:style-name="T1">(pdf,xe,lua)latex &lt;file&gt;</text:span></text:p>
          </draw:text-box>
        </draw:frame>
        <draw:frame draw:style-name="gr3" draw:text-style-name="P3" draw:layer="layout" svg:width="3.894cm" svg:height="1.016cm" svg:x="10.33cm" svg:y="1.016cm">
          <draw:text-box>
            <text:p text:style-name="P2"><text:span text:style-name="T2">biber &lt;file&gt;</text:span></text:p>
          </draw:text-box>
        </draw:frame>
        <draw:frame draw:style-name="gr4" draw:text-style-name="P1" draw:layer="layout" svg:width="2.354cm" svg:height="2.354cm" svg:x="3.048cm" svg:y="8.89cm">
          <draw:image xlink:href="Pictures/10000000000000660000006630A489D2EDA603C7.jpg" xlink:type="simple" xlink:show="embed" xlink:actuate="onLoad">
            <text:p/>
          </draw:image>
        </draw:frame>
        <draw:frame draw:style-name="gr4" draw:text-style-name="P1" draw:layer="layout" svg:width="2.354cm" svg:height="2.354cm" svg:x="10.668cm" svg:y="8.89cm">
          <draw:image xlink:href="Pictures/1000000000000066000000664C6EE096C7F1EBE5.jpg" xlink:type="simple" xlink:show="embed" xlink:actuate="onLoad">
            <text:p/>
          </draw:image>
        </draw:frame>
        <draw:frame draw:style-name="gr5" draw:text-style-name="P4" draw:layer="layout" svg:width="2.407cm" svg:height="0.972cm" svg:x="10.801cm" svg:y="10.966cm">
          <draw:text-box>
            <text:p><text:span text:style-name="T3">.bcf</text:span></text:p>
          </draw:text-box>
        </draw:frame>
        <draw:frame draw:style-name="gr4" draw:text-style-name="P1" draw:layer="layout" svg:width="2.724cm" svg:height="2.724cm" svg:x="10.738cm" svg:y="14.986cm">
          <draw:image xlink:href="Pictures/10000000000000760000007698470B917C1EAA6C.png" xlink:type="simple" xlink:show="embed" xlink:actuate="onLoad">
            <text:p/>
          </draw:image>
        </draw:frame>
        <draw:line draw:style-name="gr6" draw:text-style-name="P1" draw:layer="layout" svg:x1="6.096cm" svg:y1="10.16cm" svg:x2="10.414cm" svg:y2="10.16cm">
          <text:p/>
        </draw:line>
        <draw:line draw:style-name="gr6" draw:text-style-name="P1" draw:layer="layout" svg:x1="11.938cm" svg:y1="14.224cm" svg:x2="11.938cm" svg:y2="11.938cm">
          <text:p/>
        </draw:line>
        <draw:frame draw:style-name="gr5" draw:text-style-name="P4" draw:layer="layout" svg:width="2.407cm" svg:height="0.972cm" svg:x="3.048cm" svg:y="10.966cm">
          <draw:text-box>
            <text:p><text:span text:style-name="T3">.tex</text:span></text:p>
          </draw:text-box>
        </draw:frame>
        <draw:g>
          <draw:frame draw:style-name="gr4" draw:text-style-name="P1" draw:layer="layout" svg:width="2.354cm" svg:height="2.354cm" svg:x="17.78cm" svg:y="9.398cm">
            <draw:image xlink:href="Pictures/10000000000000660000006630A489D2EDA603C7.jpg" xlink:type="simple" xlink:show="embed" xlink:actuate="onLoad">
              <text:p/>
            </draw:image>
          </draw:frame>
          <draw:frame draw:style-name="gr5" draw:text-style-name="P4" draw:layer="layout" svg:width="2.407cm" svg:height="0.972cm" svg:x="18.02cm" svg:y="11.796cm">
            <draw:text-box>
              <text:p><text:span text:style-name="T3">.bbl</text:span></text:p>
            </draw:text-box>
          </draw:frame>
        </draw:g>
        <draw:line draw:style-name="gr6" draw:text-style-name="P1" draw:layer="layout" svg:x1="13.462cm" svg:y1="10.16cm" svg:x2="17.78cm" svg:y2="10.16cm">
          <text:p/>
        </draw:line>
        <draw:line draw:style-name="gr6" draw:text-style-name="P1" draw:layer="layout" svg:x1="6.096cm" svg:y1="9.144cm" svg:x2="17.78cm" svg:y2="7.874cm">
          <text:p/>
        </draw:line>
        <draw:g>
          <draw:frame draw:style-name="gr4" draw:text-style-name="P1" draw:layer="layout" svg:width="2.354cm" svg:height="2.354cm" svg:x="18.034cm" svg:y="6.096cm">
            <draw:image xlink:href="Pictures/10000000000000660000006630A489D2EDA603C7.jpg" xlink:type="simple" xlink:show="embed" xlink:actuate="onLoad">
              <text:p/>
            </draw:image>
          </draw:frame>
          <draw:frame draw:style-name="gr5" draw:text-style-name="P4" draw:layer="layout" svg:width="2.407cm" svg:height="0.972cm" svg:x="18.235cm" svg:y="8.172cm">
            <draw:text-box>
              <text:p><text:span text:style-name="T3">.aux</text:span></text:p>
            </draw:text-box>
          </draw:frame>
        </draw:g>
        <draw:g>
          <draw:frame draw:style-name="gr4" draw:text-style-name="P1" draw:layer="layout" svg:width="2.354cm" svg:height="2.354cm" svg:x="18.034cm" svg:y="2.794cm">
            <draw:image xlink:href="Pictures/10000000000000660000006630A489D2EDA603C7.jpg" xlink:type="simple" xlink:show="embed" xlink:actuate="onLoad">
              <text:p/>
            </draw:image>
          </draw:frame>
          <draw:frame draw:style-name="gr5" draw:text-style-name="P4" draw:layer="layout" svg:width="2.407cm" svg:height="0.972cm" svg:x="18.152cm" svg:y="4.894cm">
            <draw:text-box>
              <text:p><text:span text:style-name="T3">.tex</text:span></text:p>
            </draw:text-box>
          </draw:frame>
        </draw:g>
        <draw:line draw:style-name="gr6" draw:text-style-name="P1" draw:layer="layout" svg:x1="6.096cm" svg:y1="8.636cm" svg:x2="18.034cm" svg:y2="4.064cm">
          <text:p/>
        </draw:line>
        <draw:frame draw:style-name="gr2" draw:text-style-name="P3" draw:layer="layout" svg:width="7.02cm" svg:height="0.971cm" svg:x="15.804cm" svg:y="1.07cm">
          <draw:text-box>
            <text:p text:style-name="P2"><text:span text:style-name="T1">(pdf,xe,lua)latex &lt;file&gt;</text:span></text:p>
          </draw:text-box>
        </draw:frame>
        <draw:line draw:style-name="gr1" draw:text-style-name="P1" draw:layer="layout" svg:x1="22.66cm" svg:y1="1.524cm" svg:x2="22.66cm" svg:y2="19.304cm">
          <text:p/>
        </draw:line>
        <draw:frame draw:style-name="gr7" draw:text-style-name="P5" draw:layer="layout" svg:width="2.749cm" svg:height="2.749cm" svg:x="23.876cm" svg:y="8.128cm">
          <draw:image xlink:href="Pictures/1000020100000200000002009AFD43254709F1FD.png" xlink:type="simple" xlink:show="embed" xlink:actuate="onLoad">
            <text:p/>
          </draw:image>
        </draw:frame>
        <draw:line draw:style-name="gr6" draw:text-style-name="P1" draw:layer="layout" svg:x1="20.388cm" svg:y1="3.81cm" svg:x2="24.892cm" svg:y2="7.874cm">
          <text:p/>
        </draw:line>
        <draw:line draw:style-name="gr6" draw:text-style-name="P1" draw:layer="layout" svg:x1="20.388cm" svg:y1="7.366cm" svg:x2="23.876cm" svg:y2="9.144cm">
          <text:p/>
        </draw:line>
        <draw:line draw:style-name="gr6" draw:text-style-name="P1" draw:layer="layout" svg:x1="20.134cm" svg:y1="10.214cm" svg:x2="23.876cm" svg:y2="10.21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7T19:15:57.699200000</meta:creation-date>
    <meta:editing-duration>P0D</meta:editing-duration>
    <meta:editing-cycles>1</meta:editing-cycles>
    <meta:generator>LibreOffice/5.1.2.2$MacOSX_X86_64 LibreOffice_project/d3bf12ecb743fc0d20e0be0c58ca359301eb705f</meta:generator>
    <meta:document-statistic meta:object-count="52"/>
  </office:meta>
</office:document-meta>
</file>